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0.75cm" fo:min-width="0cm"/>
      <style:paragraph-properties style:writing-mode="lr-tb"/>
    </style:style>
    <style:style style:name="gr2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</style:style>
    <style:style style:name="gr4" style:family="graphic" style:parent-style-name="objectwithoutfill">
      <style:graphic-properties draw:marker-start="Arrowheads_20_9" draw:marker-start-width="0.3cm" draw:marker-end="Arrowheads_20_10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8cm"/>
      <style:paragraph-properties style:writing-mode="lr-tb"/>
    </style:style>
    <style:style style:name="P1" style:family="paragraph">
      <style:text-properties style:font-name="Source Code Pro"/>
    </style:style>
    <style:style style:name="P2" style:family="paragraph">
      <loext:graphic-properties draw:fill="none" draw:fill-color="#ffffff"/>
      <style:text-properties style:font-name="Source Code Pro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font-name="Source Code Pro"/>
    </style:style>
    <style:style style:name="P7" style:family="paragraph">
      <style:paragraph-properties fo:margin-left="0cm" fo:margin-right="0cm" fo:margin-top="0cm" fo:margin-bottom="0cm" fo:line-height="100%" fo:text-align="end" fo:text-indent="0cm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T1" style:family="text">
      <style:text-properties style:font-name="Source Code Pro" fo:font-size="10pt" style:font-size-asian="10pt" style:font-size-complex="10pt"/>
    </style:style>
    <style:style style:name="T2" style:family="text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5cm" svg:height="11cm" svg:x="10cm" svg:y="2cm">
          <draw:text-box>
            <text:p text:style-name="P1"><text:span text:style-name="T1">ini</text:span><text:span text:style-name="T1">t_a</text:span><text:span text:style-name="T1">dap</text:span><text:span text:style-name="T1">tad</text:span><text:span text:style-name="T1">or_</text:span><text:span text:style-name="T1">pp( </text:span><text:span text:style-name="T1">0x3</text:span><text:span text:style-name="T1">78, </text:span><text:span text:style-name="T2">SER</text:span><text:span text:style-name="T2">VER</text:span><text:span text:style-name="T2">_WR</text:span><text:span text:style-name="T2">ITE</text:span><text:span text:style-name="T1">)</text:span></text:p>
            <text:p text:style-name="P1"><text:span text:style-name="T1"/></text:p>
            <text:p text:style-name="P1"><text:span text:style-name="T1"><text:s text:c="4"/></text:span><text:span text:style-name="T1">. . </text:span><text:span text:style-name="T1">.</text:span></text:p>
            <text:p text:style-name="P1"><text:span text:style-name="T1"/></text:p>
            <text:p text:style-name="P1"><text:span text:style-name="T1"><text:s text:c="4"/></text:span><text:span text:style-name="T1">por</text:span><text:span text:style-name="T1">t.d</text:span><text:span text:style-name="T1">ata</text:span><text:span text:style-name="T1">.va</text:span><text:span text:style-name="T1">lue </text:span><text:span text:style-name="T1">= </text:span><text:span text:style-name="T1">0xH</text:span><text:span text:style-name="T1">H</text:span></text:p>
            <text:p text:style-name="P1"><text:span text:style-name="T1"><text:s text:c="4"/></text:span><text:span text:style-name="T1">wri</text:span><text:span text:style-name="T1">te_</text:span><text:span text:style-name="T1">dat</text:span><text:span text:style-name="T1">a_p</text:span><text:span text:style-name="T1">ort</text:span><text:span text:style-name="T1">()</text:span></text:p>
            <text:p text:style-name="P1"><text:span text:style-name="T1"/></text:p>
            <text:p text:style-name="P1"><text:span text:style-name="T1"><text:s text:c="4"/></text:span><text:span text:style-name="T1">. . </text:span><text:span text:style-name="T1">. </text:span></text:p>
            <text:p text:style-name="P1"><text:span text:style-name="T1"/></text:p>
            <text:p text:style-name="P1"><text:span text:style-name="T1"><text:s text:c="4"/></text:span><text:span text:style-name="T2">sta</text:span><text:span text:style-name="T2">rt_</text:span><text:span text:style-name="T2">rea</text:span><text:span text:style-name="T2">d_m</text:span><text:span text:style-name="T2">ode</text:span><text:span text:style-name="T2">()</text:span></text:p>
            <text:p text:style-name="P1"><text:span text:style-name="T1"/></text:p>
            <text:p text:style-name="P1"><text:span text:style-name="T1"><text:s text:c="4"/></text:span><text:span text:style-name="T1"><text:s text:c="4"/></text:span><text:span text:style-name="T1">. . </text:span><text:span text:style-name="T1">.</text:span></text:p>
            <text:p text:style-name="P1"><text:span text:style-name="T1"><text:s text:c="2"/></text:span></text:p>
            <text:p text:style-name="P1"><text:span text:style-name="T1"><text:s text:c="4"/></text:span><text:span text:style-name="T1"><text:s text:c="4"/></text:span><text:span text:style-name="T1">rea</text:span><text:span text:style-name="T1">d_d</text:span><text:span text:style-name="T1">ata</text:span><text:span text:style-name="T1">_po</text:span><text:span text:style-name="T1">rt(</text:span><text:span text:style-name="T1">)</text:span></text:p>
            <text:p text:style-name="P1"><text:span text:style-name="T1"><text:s text:c="4"/></text:span><text:span text:style-name="T1"><text:s text:c="4"/></text:span><text:span text:style-name="T1">val</text:span><text:span text:style-name="T1">ue </text:span><text:span text:style-name="T1">= </text:span><text:span text:style-name="T1">por</text:span><text:span text:style-name="T1">t.d</text:span><text:span text:style-name="T1">ata</text:span><text:span text:style-name="T1">.va</text:span><text:span text:style-name="T1">lue</text:span></text:p>
            <text:p text:style-name="P1"><text:span text:style-name="T1"><text:s/></text:span></text:p>
            <text:p text:style-name="P1"><text:span text:style-name="T1"><text:s text:c="4"/></text:span><text:span text:style-name="T1"><text:s text:c="4"/></text:span><text:span text:style-name="T1">. . </text:span><text:span text:style-name="T1">.</text:span></text:p>
            <text:p text:style-name="P1"><text:span text:style-name="T1"><text:s text:c="4"/></text:span><text:span text:style-name="T1"><text:s text:c="3"/></text:span></text:p>
            <text:p text:style-name="P1"><text:span text:style-name="T1"><text:s text:c="4"/></text:span><text:span text:style-name="T2">end</text:span><text:span text:style-name="T2">_re</text:span><text:span text:style-name="T2">ad_</text:span><text:span text:style-name="T2">mod</text:span><text:span text:style-name="T2">e()</text:span></text:p>
            <text:p text:style-name="P1"><text:span text:style-name="T1"/></text:p>
            <text:p text:style-name="P1"><text:span text:style-name="T1"><text:s text:c="4"/></text:span><text:span text:style-name="T1">. . </text:span><text:span text:style-name="T1">. </text:span></text:p>
            <text:p text:style-name="P1"><text:span text:style-name="T1"><text:s text:c="4"/></text:span><text:span text:style-name="T1"><text:s/></text:span></text:p>
            <text:p text:style-name="P1"><text:span text:style-name="T1">rel</text:span><text:span text:style-name="T1">eas</text:span><text:span text:style-name="T1">e_a</text:span><text:span text:style-name="T1">dap</text:span><text:span text:style-name="T1">tad</text:span><text:span text:style-name="T1">or_</text:span><text:span text:style-name="T1">pp(</text:span><text:span text:style-name="T1">)</text:span></text:p>
          </draw:text-box>
        </draw:frame>
        <draw:connector draw:style-name="gr2" draw:text-style-name="P3" draw:layer="layout" draw:type="line" svg:x1="9.5cm" svg:y1="2.75cm" svg:x2="9.517cm" svg:y2="6.636cm" draw:end-shape="id1" draw:end-glue-point="2" svg:d="M9500 2750l17 3886" svg:viewBox="0 0 18 3887">
          <text:p/>
        </draw:connector>
        <draw:connector draw:style-name="gr3" draw:text-style-name="P3" xml:id="id1" draw:id="id1" draw:layer="layout" draw:type="line" svg:x1="9.517cm" svg:y1="6.636cm" svg:x2="9.55cm" svg:y2="10.737cm" svg:d="M9517 6636l33 4101" svg:viewBox="0 0 34 4102">
          <text:p/>
        </draw:connector>
        <draw:connector draw:style-name="gr4" draw:text-style-name="P3" draw:layer="layout" draw:type="line" svg:x1="9.55cm" svg:y1="10.737cm" svg:x2="9.569cm" svg:y2="12.116cm" draw:start-shape="id1" draw:start-glue-point="3" svg:d="M9550 10737l19 1379" svg:viewBox="0 0 20 1380">
          <text:p/>
        </draw:connector>
        <draw:frame draw:style-name="gr5" draw:text-style-name="P5" draw:layer="layout" svg:width="4.25cm" svg:height="8.25cm" svg:x="4.75cm" svg:y="3.75cm">
          <draw:text-box>
            <text:p text:style-name="P4"><text:span text:style-name="T3">SERVER_WRITE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PERIPHERIC_READ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SERVER_WRITE</text:span></text:p>
          </draw:text-box>
        </draw:frame>
        <draw:frame draw:style-name="gr1" draw:text-style-name="P2" draw:layer="layout" svg:width="9.569cm" svg:height="11cm" svg:x="9.931cm" svg:y="14.25cm">
          <draw:text-box>
            <text:p text:style-name="P1"><text:span text:style-name="T1">init_adaptador_pp( 0x378, </text:span><text:span text:style-name="T2">PERIPHERIC_READ</text:span><text:span text:style-name="T1">)</text:span></text:p>
            <text:p text:style-name="P1"><text:span text:style-name="T1"/></text:p>
            <text:p text:style-name="P1"><text:span text:style-name="T1"><text:s text:c="4"/></text:span><text:span text:style-name="T1">. . .</text:span></text:p>
            <text:p text:style-name="P1"><text:span text:style-name="T1"/></text:p>
            <text:p text:style-name="P6"><text:span text:style-name="T4"><text:s text:c="4"/></text:span><text:span text:style-name="T1">read_data_port()</text:span></text:p>
            <text:p text:style-name="P1"><text:span text:style-name="T1"><text:s text:c="4"/></text:span><text:span text:style-name="T1">value = port.data.value</text:span></text:p>
            <text:p text:style-name="P1"><text:span text:style-name="T1"/></text:p>
            <text:p text:style-name="P1"><text:span text:style-name="T1"><text:s text:c="4"/></text:span><text:span text:style-name="T1">. . . </text:span></text:p>
            <text:p text:style-name="P1"><text:span text:style-name="T1"/></text:p>
            <text:p text:style-name="P1"><text:span text:style-name="T1"><text:s text:c="4"/></text:span><text:span text:style-name="T2">start_write_mode()</text:span></text:p>
            <text:p text:style-name="P1"><text:span text:style-name="T1"/></text:p>
            <text:p text:style-name="P1"><text:span text:style-name="T1"><text:s text:c="8"/></text:span><text:span text:style-name="T1">. . .</text:span></text:p>
            <text:p text:style-name="P1"><text:span text:style-name="T1"><text:s text:c="2"/></text:span></text:p>
            <text:p text:style-name="P6"><text:span text:style-name="T4"><text:s text:c="8"/></text:span><text:span text:style-name="T1">port.data.value = 0xHH</text:span></text:p>
            <text:p text:style-name="P6"><text:span text:style-name="T1"><text:s text:c="8"/></text:span><text:span text:style-name="T1">write_data_port()</text:span></text:p>
            <text:p text:style-name="P1"><text:span text:style-name="T1"><text:s/></text:span></text:p>
            <text:p text:style-name="P1"><text:span text:style-name="T1"><text:s text:c="8"/></text:span><text:span text:style-name="T1">. . .</text:span></text:p>
            <text:p text:style-name="P1"><text:span text:style-name="T1"><text:s text:c="7"/></text:span></text:p>
            <text:p text:style-name="P1"><text:span text:style-name="T1"><text:s text:c="4"/></text:span><text:span text:style-name="T2">end_write_mode()</text:span></text:p>
            <text:p text:style-name="P1"><text:span text:style-name="T1"/></text:p>
            <text:p text:style-name="P1"><text:span text:style-name="T1"><text:s text:c="4"/></text:span><text:span text:style-name="T1">. . . </text:span></text:p>
            <text:p text:style-name="P1"><text:span text:style-name="T1"><text:s text:c="5"/></text:span></text:p>
            <text:p text:style-name="P1"><text:span text:style-name="T1">release_adaptador_pp()</text:span></text:p>
          </draw:text-box>
        </draw:frame>
        <draw:connector draw:style-name="gr2" draw:text-style-name="P3" draw:layer="layout" draw:type="line" svg:x1="9.414cm" svg:y1="15cm" svg:x2="9.431cm" svg:y2="18.886cm" draw:end-shape="id2" draw:end-glue-point="2" svg:d="M9414 15000l17 3886" svg:viewBox="0 0 18 3887">
          <text:p/>
        </draw:connector>
        <draw:connector draw:style-name="gr3" draw:text-style-name="P3" xml:id="id2" draw:id="id2" draw:layer="layout" draw:type="line" svg:x1="9.431cm" svg:y1="18.886cm" svg:x2="9.466cm" svg:y2="22.987cm" svg:d="M9431 18886l35 4101" svg:viewBox="0 0 36 4102">
          <text:p/>
        </draw:connector>
        <draw:connector draw:style-name="gr4" draw:text-style-name="P3" draw:layer="layout" draw:type="line" svg:x1="9.466cm" svg:y1="22.987cm" svg:x2="9.485cm" svg:y2="24.366cm" draw:start-shape="id2" draw:start-glue-point="3" svg:d="M9466 22987l19 1379" svg:viewBox="0 0 20 1380">
          <text:p/>
        </draw:connector>
        <draw:frame draw:style-name="gr5" draw:text-style-name="P8" draw:layer="layout" svg:width="4.397cm" svg:height="8.25cm" svg:x="4.5cm" svg:y="16cm">
          <draw:text-box>
            <text:p text:style-name="P4"><text:span text:style-name="T3">PERIPHERIC_READ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SERVER_WRITE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7"><text:span text:style-name="T3">PERIPHERIC_REA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8T23:53:30.165245065</meta:creation-date>
    <dc:date>2023-02-19T00:23:39.142867021</dc:date>
    <meta:editing-duration>PT8M13S</meta:editing-duration>
    <meta:editing-cycles>1</meta:editing-cycles>
    <meta:document-statistic meta:object-count="10"/>
    <meta:generator>LibreOffice/7.0.6.2$Linux_X86_64 LibreOffice_project/00$Build-2</meta:generator>
  </office:meta>
</office:document-meta>
</file>